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90000000312BC27752F0A39B0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8pt" style:text-underline-style="none" officeooo:rsid="001ce88d" officeooo:paragraph-rsid="001ce88d" style:font-size-asian="8pt" style:font-size-complex="8pt"/>
    </style:style>
    <style:style style:name="P2" style:family="paragraph" style:parent-style-name="Standard">
      <style:text-properties style:font-name="Consolas" fo:font-size="8pt" style:text-underline-style="none" officeooo:rsid="001f615d" officeooo:paragraph-rsid="001f615d" style:font-size-asian="8pt" style:font-size-complex="8pt"/>
    </style:style>
    <style:style style:name="P3" style:family="paragraph" style:parent-style-name="Standard">
      <style:text-properties style:font-name="Consolas" fo:font-size="8pt" style:text-underline-style="none" officeooo:rsid="00200bfe" officeooo:paragraph-rsid="00200bfe" style:font-size-asian="8pt" style:font-size-complex="8pt"/>
    </style:style>
    <style:style style:name="P4" style:family="paragraph" style:parent-style-name="Standard">
      <style:text-properties style:font-name="Consolas" fo:font-size="8pt" style:text-underline-style="none" officeooo:rsid="0021537e" officeooo:paragraph-rsid="0021537e" style:font-size-asian="8pt" style:font-size-complex="8pt"/>
    </style:style>
    <style:style style:name="P5" style:family="paragraph" style:parent-style-name="Standard">
      <style:text-properties style:font-name="Consolas" fo:font-size="8pt" style:text-underline-style="none" officeooo:rsid="002333be" officeooo:paragraph-rsid="002333be" style:font-size-asian="8pt" style:font-size-complex="8pt"/>
    </style:style>
    <style:style style:name="P6" style:family="paragraph" style:parent-style-name="Standard">
      <style:text-properties style:font-name="Consolas" fo:font-size="8pt" style:text-underline-style="none" officeooo:rsid="00246850" officeooo:paragraph-rsid="00246850" style:font-size-asian="8pt" style:font-size-complex="8pt"/>
    </style:style>
    <style:style style:name="P7" style:family="paragraph" style:parent-style-name="Standard">
      <style:text-properties style:font-name="Consolas" fo:font-size="8pt" style:text-underline-style="none" officeooo:rsid="0028ad55" officeooo:paragraph-rsid="0028ad55" style:font-size-asian="8pt" style:font-size-complex="8pt"/>
    </style:style>
    <style:style style:name="P8" style:family="paragraph" style:parent-style-name="Standard">
      <style:text-properties style:font-name="Consolas" fo:font-size="8pt" style:text-underline-style="none" officeooo:rsid="002d552b" officeooo:paragraph-rsid="002d552b" style:font-size-asian="8pt" style:font-size-complex="8pt"/>
    </style:style>
    <style:style style:name="P9" style:family="paragraph" style:parent-style-name="Standard">
      <style:text-properties style:font-name="Consolas" fo:font-size="8pt" style:text-underline-style="none" officeooo:rsid="002decda" officeooo:paragraph-rsid="002decda" style:font-size-asian="8pt" style:font-size-complex="8pt"/>
    </style:style>
    <style:style style:name="P10" style:family="paragraph" style:parent-style-name="Standard">
      <style:text-properties style:font-name="Consolas" fo:font-size="8pt" style:text-underline-style="none" officeooo:rsid="003142e4" officeooo:paragraph-rsid="003142e4" style:font-size-asian="8pt" style:font-size-complex="8pt"/>
    </style:style>
    <style:style style:name="P11" style:family="paragraph" style:parent-style-name="Standard">
      <style:text-properties style:font-name="Consolas" fo:font-size="8pt" style:text-underline-style="none" officeooo:rsid="00326e22" officeooo:paragraph-rsid="00326e22" style:font-size-asian="8pt" style:font-size-complex="8pt"/>
    </style:style>
    <style:style style:name="P12" style:family="paragraph" style:parent-style-name="Standard">
      <style:text-properties style:font-name="Consolas" fo:font-size="8pt" style:text-underline-style="none" officeooo:rsid="0032a82e" officeooo:paragraph-rsid="0032a82e" style:font-size-asian="8pt" style:font-size-complex="8pt"/>
    </style:style>
    <style:style style:name="P1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1537e" officeooo:paragraph-rsid="0021537e" style:font-size-asian="8pt" style:font-size-complex="8pt"/>
    </style:style>
    <style:style style:name="P1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46850" officeooo:paragraph-rsid="00246850" style:font-size-asian="8pt" style:font-size-complex="8pt"/>
    </style:style>
    <style:style style:name="P1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8ad55" officeooo:paragraph-rsid="0028ad55" style:font-size-asian="8pt" style:font-size-complex="8pt"/>
    </style:style>
    <style:style style:name="P1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d552b" officeooo:paragraph-rsid="002d552b" style:font-size-asian="8pt" style:font-size-complex="8pt"/>
    </style:style>
    <style:style style:name="P1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decda" officeooo:paragraph-rsid="002decda" style:font-size-asian="8pt" style:font-size-complex="8pt"/>
    </style:style>
    <style:style style:name="P1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3142e4" officeooo:paragraph-rsid="003142e4" style:font-size-asian="8pt" style:font-size-complex="8pt"/>
    </style:style>
    <style:style style:name="P19" style:family="paragraph" style:parent-style-name="Standard">
      <style:text-properties style:font-name="Consolas" fo:font-size="8pt" style:text-underline-style="none" officeooo:rsid="00173f77" officeooo:paragraph-rsid="0068ba11" style:font-size-asian="8pt" style:font-size-complex="8pt"/>
    </style:style>
    <style:style style:name="P20" style:family="paragraph" style:parent-style-name="Standard">
      <style:text-properties style:font-name="Consolas" fo:font-size="8pt" style:text-underline-style="none" officeooo:rsid="001ce88d" officeooo:paragraph-rsid="001ce88d" style:font-size-asian="8pt" style:font-size-complex="8pt"/>
    </style:style>
    <style:style style:name="P21" style:family="paragraph" style:parent-style-name="Standard">
      <style:text-properties style:font-name="Consolas" fo:font-size="8pt" style:text-underline-style="none" officeooo:rsid="001ce88d" officeooo:paragraph-rsid="0061b865" style:font-size-asian="8pt" style:font-size-complex="8pt"/>
    </style:style>
    <style:style style:name="P22" style:family="paragraph" style:parent-style-name="Standard">
      <style:text-properties style:font-name="Consolas" fo:font-size="8pt" style:text-underline-style="none" officeooo:rsid="001ee614" officeooo:paragraph-rsid="006494f7" style:font-size-asian="8pt" style:font-size-complex="8pt"/>
    </style:style>
    <style:style style:name="P23" style:family="paragraph" style:parent-style-name="Standard">
      <style:text-properties style:font-name="Consolas" fo:font-size="8pt" style:text-underline-style="none" officeooo:rsid="0021537e" officeooo:paragraph-rsid="0021537e" style:font-size-asian="8pt" style:font-size-complex="8pt"/>
    </style:style>
    <style:style style:name="P24" style:family="paragraph" style:parent-style-name="Standard">
      <style:text-properties style:font-name="Consolas" fo:font-size="8pt" style:text-underline-style="none" officeooo:rsid="00246850" officeooo:paragraph-rsid="00246850" style:font-size-asian="8pt" style:font-size-complex="8pt"/>
    </style:style>
    <style:style style:name="P25" style:family="paragraph" style:parent-style-name="Standard">
      <style:text-properties style:font-name="Consolas" fo:font-size="8pt" style:text-underline-style="none" officeooo:rsid="00246850" officeooo:paragraph-rsid="006df7c5" style:font-size-asian="8pt" style:font-size-complex="8pt"/>
    </style:style>
    <style:style style:name="P26" style:family="paragraph" style:parent-style-name="Standard">
      <style:text-properties style:font-name="Consolas" fo:font-size="8pt" style:text-underline-style="none" officeooo:rsid="0028ad55" officeooo:paragraph-rsid="0028ad55" style:font-size-asian="8pt" style:font-size-complex="8pt"/>
    </style:style>
    <style:style style:name="P27" style:family="paragraph" style:parent-style-name="Standard">
      <style:text-properties style:font-name="Consolas" fo:font-size="8pt" style:text-underline-style="none" officeooo:rsid="0028ad55" officeooo:paragraph-rsid="00716fe0" style:font-size-asian="8pt" style:font-size-complex="8pt"/>
    </style:style>
    <style:style style:name="P28" style:family="paragraph" style:parent-style-name="Standard">
      <style:text-properties style:font-name="Consolas" fo:font-size="8pt" style:text-underline-style="none" officeooo:rsid="002c556e" officeooo:paragraph-rsid="0074bd52" style:font-size-asian="8pt" style:font-size-complex="8pt"/>
    </style:style>
    <style:style style:name="P29" style:family="paragraph" style:parent-style-name="Standard">
      <style:text-properties style:font-name="Consolas" fo:font-size="8pt" style:text-underline-style="none" officeooo:rsid="002decda" officeooo:paragraph-rsid="002decda" style:font-size-asian="8pt" style:font-size-complex="8pt"/>
    </style:style>
    <style:style style:name="P30" style:family="paragraph" style:parent-style-name="Standard">
      <style:text-properties style:font-name="Consolas" fo:font-size="8pt" style:text-underline-style="none" officeooo:rsid="003142e4" officeooo:paragraph-rsid="003142e4" style:font-size-asian="8pt" style:font-size-complex="8pt"/>
    </style:style>
    <style:style style:name="P31" style:family="paragraph" style:parent-style-name="Standard">
      <style:text-properties style:font-name="Consolas" fo:font-size="8pt" style:text-underline-style="none" officeooo:rsid="00326e22" officeooo:paragraph-rsid="007aebf4" style:font-size-asian="8pt" style:font-size-complex="8pt"/>
    </style:style>
    <style:style style:name="P32" style:family="paragraph" style:parent-style-name="Standard">
      <style:text-properties style:font-name="Consolas" fo:font-size="8pt" style:text-underline-style="none" officeooo:rsid="002333be" officeooo:paragraph-rsid="002333be" style:font-size-asian="8pt" style:font-size-complex="8pt"/>
    </style:style>
    <style:style style:name="P33" style:family="paragraph" style:parent-style-name="Standard">
      <style:text-properties style:font-name="Consolas" fo:font-size="8pt" style:text-underline-style="none" officeooo:rsid="002d552b" officeooo:paragraph-rsid="002d552b" style:font-size-asian="8pt" style:font-size-complex="8pt"/>
    </style:style>
    <style:style style:name="P34" style:family="paragraph" style:parent-style-name="Standard">
      <style:text-properties style:font-name="Consolas" fo:font-size="8pt" style:text-underline-style="none" officeooo:rsid="002d552b" officeooo:paragraph-rsid="002c556e" style:font-size-asian="8pt" style:font-size-complex="8pt"/>
    </style:style>
    <style:style style:name="P35" style:family="paragraph" style:parent-style-name="Standard">
      <style:text-properties style:font-name="Consolas" fo:font-size="8pt" style:text-underline-style="none" officeooo:rsid="002d552b" officeooo:paragraph-rsid="0074bd52" style:font-size-asian="8pt" style:font-size-complex="8pt"/>
    </style:style>
    <style:style style:name="P36" style:family="paragraph" style:parent-style-name="Standard">
      <style:text-properties style:font-name="Consolas" fo:font-size="8pt" style:text-underline-style="none" officeooo:rsid="001af6d1" officeooo:paragraph-rsid="0068ba11" style:font-size-asian="8pt" style:font-size-complex="8pt"/>
    </style:style>
    <style:style style:name="P37" style:family="paragraph" style:parent-style-name="Standard">
      <style:text-properties style:font-name="Consolas" fo:font-size="8pt" style:text-underline-style="none" officeooo:rsid="0032a82e" officeooo:paragraph-rsid="0032a82e" style:font-size-asian="8pt" style:font-size-complex="8pt"/>
    </style:style>
    <style:style style:name="P38" style:family="paragraph" style:parent-style-name="Standard">
      <style:text-properties style:font-name="Consolas" fo:font-size="8pt" style:text-underline-style="none" officeooo:rsid="0032a82e" officeooo:paragraph-rsid="007aebf4" style:font-size-asian="8pt" style:font-size-complex="8pt"/>
    </style:style>
    <style:style style:name="P39" style:family="paragraph" style:parent-style-name="Standard">
      <style:text-properties style:font-name="Consolas" fo:font-size="8pt" style:text-underline-style="none" officeooo:rsid="001f615d" officeooo:paragraph-rsid="006494f7" style:font-size-asian="8pt" style:font-size-complex="8pt"/>
    </style:style>
    <style:style style:name="P40" style:family="paragraph" style:parent-style-name="Standard">
      <style:text-properties style:font-name="Consolas" fo:font-size="8pt" style:text-underline-style="none" officeooo:rsid="001f615d" officeooo:paragraph-rsid="0082c855" style:font-size-asian="8pt" style:font-size-complex="8pt"/>
    </style:style>
    <style:style style:name="P41" style:family="paragraph" style:parent-style-name="Standard">
      <style:text-properties style:font-name="Consolas" fo:font-size="8pt" style:text-underline-style="none" officeooo:rsid="0081a396" officeooo:paragraph-rsid="001ce88d" style:font-size-asian="8pt" style:font-size-complex="8pt"/>
    </style:style>
    <style:style style:name="P42" style:family="paragraph" style:parent-style-name="Standard">
      <style:text-properties style:font-name="Consolas" fo:font-size="8pt" style:text-underline-style="none" officeooo:rsid="0081a396" officeooo:paragraph-rsid="0082c855" style:font-size-asian="8pt" style:font-size-complex="8pt"/>
    </style:style>
    <style:style style:name="P43" style:family="paragraph" style:parent-style-name="Standard">
      <style:text-properties style:font-name="Arial" fo:font-size="8pt" style:text-underline-style="none" officeooo:rsid="003dc6e9" officeooo:paragraph-rsid="003dc6e9" style:font-size-asian="8pt" style:font-size-complex="8pt"/>
    </style:style>
    <style:style style:name="P44" style:family="paragraph" style:parent-style-name="Standard">
      <style:text-properties style:font-name="Arial" fo:font-size="8pt" style:text-underline-style="none" officeooo:rsid="0040e866" officeooo:paragraph-rsid="0040e866" style:font-size-asian="8pt" style:font-size-complex="8pt"/>
    </style:style>
    <style:style style:name="P45" style:family="paragraph" style:parent-style-name="Standard">
      <style:text-properties style:font-name="Arial" fo:font-size="8pt" style:text-underline-style="none" officeooo:rsid="0043e9b6" officeooo:paragraph-rsid="0043e9b6" style:font-size-asian="8pt" style:font-size-complex="8pt"/>
    </style:style>
    <style:style style:name="P46" style:family="paragraph" style:parent-style-name="Standard">
      <style:paragraph-properties fo:line-height="150%"/>
      <style:text-properties style:font-name="Arial" fo:font-size="11pt" style:font-size-asian="11pt" style:font-size-complex="11pt"/>
    </style:style>
    <style:style style:name="P47" style:family="paragraph" style:parent-style-name="Standard">
      <style:paragraph-properties fo:line-height="150%"/>
      <style:text-properties style:font-name="Arial" fo:font-size="11pt" officeooo:paragraph-rsid="009015a4" style:font-size-asian="11pt" style:font-size-complex="11pt"/>
    </style:style>
    <style:style style:name="P48" style:family="paragraph" style:parent-style-name="Standard">
      <style:paragraph-properties fo:line-height="150%"/>
      <style:text-properties style:font-name="Arial" fo:font-size="11pt" officeooo:paragraph-rsid="0091420e" style:font-size-asian="11pt" style:font-size-complex="11pt"/>
    </style:style>
    <style:style style:name="P49" style:family="paragraph" style:parent-style-name="Standard">
      <style:paragraph-properties fo:line-height="150%"/>
      <style:text-properties style:font-name="Arial" fo:font-size="11pt" officeooo:paragraph-rsid="009335ea" style:font-size-asian="11pt" style:font-size-complex="11pt"/>
    </style:style>
    <style:style style:name="P50" style:family="paragraph" style:parent-style-name="Standard">
      <style:paragraph-properties fo:line-height="150%"/>
      <style:text-properties style:font-name="Arial" fo:font-size="11pt" officeooo:paragraph-rsid="0094e3cc" style:font-size-asian="11pt" style:font-size-complex="11pt"/>
    </style:style>
    <style:style style:name="P51" style:family="paragraph" style:parent-style-name="Standard">
      <style:paragraph-properties fo:line-height="150%"/>
      <style:text-properties style:font-name="Arial" fo:font-size="11pt" officeooo:paragraph-rsid="00965d6b" style:font-size-asian="11pt" style:font-size-complex="11pt"/>
    </style:style>
    <style:style style:name="P52" style:family="paragraph" style:parent-style-name="Standard">
      <style:paragraph-properties fo:line-height="150%"/>
      <style:text-properties style:font-name="Arial" fo:font-size="11pt" officeooo:paragraph-rsid="009bca41" style:font-size-asian="11pt" style:font-size-complex="11pt"/>
    </style:style>
    <style:style style:name="P53" style:family="paragraph" style:parent-style-name="Standard">
      <style:paragraph-properties fo:line-height="150%"/>
      <style:text-properties style:font-name="Arial" fo:font-size="11pt" officeooo:rsid="009c1dbd" officeooo:paragraph-rsid="009c1dbd" style:font-size-asian="11pt" style:font-size-complex="11pt"/>
    </style:style>
    <style:style style:name="P54" style:family="paragraph" style:parent-style-name="Standard">
      <style:paragraph-properties fo:line-height="150%"/>
    </style:style>
    <style:style style:name="P55" style:family="paragraph" style:parent-style-name="Standard">
      <style:text-properties officeooo:paragraph-rsid="0032a82e"/>
    </style:style>
    <style:style style:name="P5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1ce88d" officeooo:paragraph-rsid="001ce88d" style:font-size-asian="8pt" style:font-size-complex="8pt"/>
    </style:style>
    <style:style style:name="P5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1ce88d" officeooo:paragraph-rsid="0068ba11" style:font-size-asian="8pt" style:font-size-complex="8pt"/>
    </style:style>
    <style:style style:name="P5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1f615d" officeooo:paragraph-rsid="001ce88d" style:font-size-asian="8pt" style:font-size-complex="8pt"/>
    </style:style>
    <style:style style:name="P5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1f615d" officeooo:paragraph-rsid="006494f7" style:font-size-asian="8pt" style:font-size-complex="8pt"/>
    </style:style>
    <style:style style:name="P6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46850" officeooo:paragraph-rsid="002333be" style:font-size-asian="8pt" style:font-size-complex="8pt"/>
    </style:style>
    <style:style style:name="P6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8ad55" officeooo:paragraph-rsid="00716fe0" style:font-size-asian="8pt" style:font-size-complex="8pt"/>
    </style:style>
    <style:style style:name="P62" style:family="paragraph" style:parent-style-name="Heading">
      <style:text-properties style:font-name="Arial" fo:font-size="14pt" style:font-size-asian="14pt" style:font-size-complex="14pt"/>
    </style:style>
    <style:style style:name="P63" style:family="paragraph" style:parent-style-name="Text_20_body">
      <style:text-properties style:font-name="Arial"/>
    </style:style>
    <style:style style:name="P64" style:family="paragraph" style:parent-style-name="Text_20_body">
      <style:text-properties style:font-name="Arial" officeooo:rsid="00446208" officeooo:paragraph-rsid="00446208"/>
    </style:style>
    <style:style style:name="P65" style:family="paragraph" style:parent-style-name="Footer">
      <style:text-properties officeooo:rsid="004049e7" officeooo:paragraph-rsid="004049e7"/>
    </style:style>
    <style:style style:name="P66" style:family="paragraph" style:parent-style-name="Heading_20_3">
      <style:text-properties style:font-name="Arial"/>
    </style:style>
    <style:style style:name="P67" style:family="paragraph" style:parent-style-name="Heading_20_3">
      <style:text-properties style:font-name="Arial" style:text-underline-style="solid" style:text-underline-width="auto" style:text-underline-color="font-color"/>
    </style:style>
    <style:style style:name="P68" style:family="paragraph" style:parent-style-name="Heading_20_1">
      <style:text-properties style:font-name="Arial"/>
    </style:style>
    <style:style style:name="P69" style:family="paragraph" style:parent-style-name="Heading_20_1">
      <style:text-properties style:font-name="Arial" style:text-underline-style="solid" style:text-underline-width="auto" style:text-underline-color="font-color"/>
    </style:style>
    <style:style style:name="T1" style:family="text">
      <style:text-properties officeooo:rsid="0022be3c"/>
    </style:style>
    <style:style style:name="T2" style:family="text">
      <style:text-properties fo:font-size="11pt" style:font-size-asian="11pt"/>
    </style:style>
    <style:style style:name="T3" style:family="text">
      <style:text-properties officeooo:rsid="004049e7"/>
    </style:style>
    <style:style style:name="T4" style:family="text">
      <style:text-properties officeooo:rsid="004049e7" fo:background-color="#ffffff" loext:char-shading-value="0"/>
    </style:style>
    <style:style style:name="T5" style:family="text">
      <style:text-properties officeooo:rsid="00421bf6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Arial"/>
    </style:style>
    <style:style style:name="T8" style:family="text">
      <style:text-properties style:font-name="Arial" fo:font-size="8pt" style:text-underline-style="none" officeooo:rsid="00173f77" style:font-size-asian="8pt" style:font-size-complex="8pt"/>
    </style:style>
    <style:style style:name="T9" style:family="text">
      <style:text-properties style:font-name="Consolas" fo:font-size="8pt" style:text-underline-style="none" officeooo:rsid="00193c51" style:font-size-asian="8pt" style:font-size-complex="8pt"/>
    </style:style>
    <style:style style:name="T10" style:family="text">
      <style:text-properties style:font-name="Consolas" fo:font-size="8pt" style:text-underline-style="none" officeooo:rsid="00829290" style:font-size-asian="8pt" style:font-size-complex="8pt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ce88d"/>
    </style:style>
    <style:style style:name="T13" style:family="text">
      <style:text-properties style:text-underline-style="none" officeooo:rsid="00504b7b"/>
    </style:style>
    <style:style style:name="T14" style:family="text">
      <style:text-properties style:text-underline-style="none" officeooo:rsid="00173f77"/>
    </style:style>
    <style:style style:name="T15" style:family="text">
      <style:text-properties style:text-underline-style="none" officeooo:rsid="00193c51"/>
    </style:style>
    <style:style style:name="T16" style:family="text">
      <style:text-properties style:text-underline-style="none" officeooo:rsid="006cf1bf"/>
    </style:style>
    <style:style style:name="T17" style:family="text">
      <style:text-properties style:text-underline-style="none" officeooo:rsid="004fec49"/>
    </style:style>
    <style:style style:name="T18" style:family="text">
      <style:text-properties style:text-underline-style="none" officeooo:rsid="00569a15"/>
    </style:style>
    <style:style style:name="T19" style:family="text">
      <style:text-properties style:text-underline-style="none" officeooo:rsid="0057ada2"/>
    </style:style>
    <style:style style:name="T20" style:family="text">
      <style:text-properties style:text-underline-style="none" officeooo:rsid="005a6511"/>
    </style:style>
    <style:style style:name="T21" style:family="text">
      <style:text-properties style:text-underline-style="none" officeooo:rsid="00984636"/>
    </style:style>
    <style:style style:name="T22" style:family="text">
      <style:text-properties style:text-underline-style="none" officeooo:rsid="005f2753"/>
    </style:style>
    <style:style style:name="T23" style:family="text">
      <style:text-properties style:text-underline-style="none" officeooo:rsid="009c6bff"/>
    </style:style>
    <style:style style:name="T24" style:family="text">
      <style:text-properties style:text-underline-style="none" officeooo:rsid="009d223c"/>
    </style:style>
    <style:style style:name="T25" style:family="text">
      <style:text-properties officeooo:rsid="004fec49"/>
    </style:style>
    <style:style style:name="T26" style:family="text">
      <style:text-properties officeooo:rsid="0051fdda"/>
    </style:style>
    <style:style style:name="T27" style:family="text">
      <style:text-properties officeooo:rsid="0052de24"/>
    </style:style>
    <style:style style:name="T28" style:family="text">
      <style:text-properties officeooo:rsid="00569a15"/>
    </style:style>
    <style:style style:name="T29" style:family="text">
      <style:text-properties officeooo:rsid="0057ada2"/>
    </style:style>
    <style:style style:name="T30" style:family="text">
      <style:text-properties officeooo:rsid="005a6511"/>
    </style:style>
    <style:style style:name="T31" style:family="text">
      <style:text-properties officeooo:rsid="005b422a"/>
    </style:style>
    <style:style style:name="T32" style:family="text">
      <style:text-properties officeooo:rsid="005cdcbb"/>
    </style:style>
    <style:style style:name="T33" style:family="text">
      <style:text-properties officeooo:rsid="005f2753"/>
    </style:style>
    <style:style style:name="T34" style:family="text">
      <style:text-properties officeooo:rsid="0077c698"/>
    </style:style>
    <style:style style:name="T35" style:family="text">
      <style:text-properties officeooo:rsid="008bad9d"/>
    </style:style>
    <style:style style:name="T36" style:family="text">
      <style:text-properties officeooo:rsid="008c75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6" text:outline-level="3">Abschlussprüfung Sommer 2016</text:h>
      <text:h text:style-name="P66" text:outline-level="3">Fachinformatiker Anwendungsentwicklung</text:h>
      <text:p text:style-name="P43"/>
      <text:h text:style-name="P67" text:outline-level="3">Q<text:span text:style-name="T5">u</text:span>elltexte</text:h>
      <text:p text:style-name="P44"/>
      <text:h text:style-name="P69" text:outline-level="1">HBS Proxy</text:h>
      <text:p text:style-name="P63"><text:span text:style-name="T6"/></text:p>
      <text:p text:style-name="P45"/>
      <text:h text:style-name="P66" text:outline-level="3">Jan Erik Helmle</text:h>
      <text:p text:style-name="P64"><text:span text:style-name="T2">Azubi-Ident-Nummer: 3600437</text:span></text:p>
      <text:p text:style-name="P64"><text:span text:style-name="T2"/></text:p>
      <text:h text:style-name="P68" text:outline-level="1">Prüfungsausschuss: FIAN 11</text:h>
      <text:p text:style-name="P54"/>
      <text:p text:style-name="P54"/>
      <text:p text:style-name="P46"/>
      <text:p text:style-name="P46"><text:span text:style-name="T12">JSON Schema der Preise und Verfügbarkeiten <text:tab/></text:span><text:span text:style-name="T13">0,3 </text:span><text:span text:style-name="T16">x</text:span></text:p>
      <text:p text:style-name="P48"><text:span text:style-name="T16">JSON-Schema statische Produktdaten<text:tab/></text:span><text:span text:style-name="T17">1,4 x</text:span></text:p>
      <text:p text:style-name="P49"><text:span text:style-name="T17">InitialDataController.php <text:tab/></text:span><text:span text:style-name="T18">1,5 x</text:span></text:p>
      <text:p text:style-name="P50"><text:span text:style-name="T18">TotalPriceController.php<text:tab/></text:span><text:span text:style-name="T19">1,3 x</text:span></text:p>
      <text:p text:style-name="P51"><text:span text:style-name="T19">Product.php </text:span><text:span text:style-name="T21">(gekürzt)</text:span><text:span text:style-name="T19"><text:tab/><text:tab/></text:span><text:span text:style-name="T20">3,3 x</text:span></text:p>
      <text:p text:style-name="P52"><text:span text:style-name="T20">PriceRepository.php <text:tab/></text:span><text:span text:style-name="T22">1,7 x</text:span></text:p>
      <text:p text:style-name="P53"><text:span text:style-name="T22">L</text:span><text:span text:style-name="T11">oadAdditionalProductData.php <text:tab/></text:span><text:span text:style-name="T23">2 </text:span><text:span text:style-name="T24">x</text:span></text:p>
      <text:p text:style-name="P51"><text:span text:style-name="T20"/></text:p>
      <text:p text:style-name="P46"/>
      <text:p text:style-name="P46"/>
      <text:p text:style-name="P46"/>
      <text:p text:style-name="Text_20_body"><text:span text:style-name="T7"/></text:p>
      <text:p text:style-name="P47"/>
      <text:p text:style-name="Text_20_body"><text:span text:style-name="T7"/></text:p>
      <text:p text:style-name="Text_20_body"><text:span text:style-name="T7"/></text:p>
      <text:p text:style-name="Heading"><text:soft-page-break/>JSON-Schema der Preise und Verfügbarkeiten</text:p>
      <text:p text:style-name="P1"/>
      <text:p text:style-name="P1">{</text:p>
      <text:p text:style-name="P1"><text:s text:c="4"/>"$schema": "http://json-schema.org/draft-04/schema#",</text:p>
      <text:p text:style-name="P1"><text:s text:c="4"/>"type": "array",</text:p>
      <text:p text:style-name="P1"><text:s text:c="4"/>"items": {</text:p>
      <text:p text:style-name="P1"><text:s text:c="8"/>"type": "object",</text:p>
      <text:p text:style-name="P1"><text:s text:c="8"/>"properties": {</text:p>
      <text:p text:style-name="P1"><text:s text:c="12"/>"identifier": {</text:p>
      <text:p text:style-name="P1"><text:s text:c="16"/>"type": "string"</text:p>
      <text:p text:style-name="P1"><text:s text:c="12"/>},</text:p>
      <text:p text:style-name="P1"><text:s text:c="12"/>"price": {</text:p>
      <text:p text:style-name="P1"><text:s text:c="16"/>"type": "string"</text:p>
      <text:p text:style-name="P1"><text:s text:c="12"/>}</text:p>
      <text:p text:style-name="P1"><text:s text:c="8"/>},</text:p>
      <text:p text:style-name="P1"><text:s text:c="8"/>"required": [</text:p>
      <text:p text:style-name="P1"><text:s text:c="12"/>"identifier",</text:p>
      <text:p text:style-name="P1"><text:s text:c="12"/>"price"</text:p>
      <text:p text:style-name="P1"><text:s text:c="8"/>]</text:p>
      <text:p text:style-name="P1"><text:s text:c="4"/>}</text:p>
      <text:p text:style-name="P1">}</text:p>
      <text:p text:style-name="P56"/>
      <text:p text:style-name="P62"><text:span text:style-name="T14">JSON-Schema </text:span><text:span text:style-name="T15">der statischen Produktdaten</text:span></text:p>
      <text:p text:style-name="P19"/>
      <text:p text:style-name="P19"/>
      <text:p text:style-name="P36">{</text:p>
      <text:p text:style-name="P36"><text:s text:c="4"/>"$schema": "http://json-schema.org/draft-04/schema#",</text:p>
      <text:p text:style-name="P36"><text:s text:c="4"/>"type": "object",</text:p>
      <text:p text:style-name="P36"><text:s text:c="4"/>"properties": {</text:p>
      <text:p text:style-name="P36"><text:s text:c="8"/>"roomtypes": {</text:p>
      <text:p text:style-name="P36"><text:s text:c="12"/>"type": "array",</text:p>
      <text:p text:style-name="P36"><text:s text:c="12"/>"items": {</text:p>
      <text:p text:style-name="P36"><text:s text:c="16"/>"type": "object",</text:p>
      <text:p text:style-name="P36"><text:s text:c="16"/>"properties": {</text:p>
      <text:p text:style-name="P36"><text:s text:c="20"/>"identifier": {</text:p>
      <text:p text:style-name="P36"><text:s text:c="24"/>"type": "string"</text:p>
      <text:p text:style-name="P36"><text:s text:c="20"/>},</text:p>
      <text:p text:style-name="P36"><text:s text:c="20"/>"subMenuText": {</text:p>
      <text:p text:style-name="P36"><text:s text:c="24"/>"type": "string"</text:p>
      <text:p text:style-name="P36"><text:s text:c="20"/>},</text:p>
      <text:p text:style-name="P36"><text:s text:c="20"/>"listText": {</text:p>
      <text:p text:style-name="P36"><text:s text:c="24"/>"type": "string"</text:p>
      <text:p text:style-name="P36"><text:s text:c="20"/>},</text:p>
      <text:p text:style-name="P36"><text:s text:c="20"/>"pricingBasisText": {</text:p>
      <text:p text:style-name="P36"><text:s text:c="24"/>"type": "string"</text:p>
      <text:p text:style-name="P36"><text:s text:c="20"/>},</text:p>
      <text:p text:style-name="P36"><text:s text:c="20"/>"capacity": {</text:p>
      <text:p text:style-name="P36"><text:s text:c="24"/>"type": "integer"</text:p>
      <text:p text:style-name="P36"><text:s text:c="20"/>}</text:p>
      <text:p text:style-name="P36"><text:s text:c="16"/>},</text:p>
      <text:p text:style-name="P36"><text:s text:c="16"/>"required": [</text:p>
      <text:p text:style-name="P36"><text:s text:c="20"/>"identifier",</text:p>
      <text:p text:style-name="P36"><text:s text:c="20"/>"subMenuText",</text:p>
      <text:p text:style-name="P36"><text:s text:c="20"/>"listText",</text:p>
      <text:p text:style-name="P36"><text:s text:c="20"/>"pricingBasisText",</text:p>
      <text:p text:style-name="P36"><text:s text:c="20"/>"capacity"</text:p>
      <text:p text:style-name="P36"><text:s text:c="16"/>]</text:p>
      <text:p text:style-name="P36"><text:s text:c="12"/>}</text:p>
      <text:p text:style-name="P36"><text:s text:c="8"/>},</text:p>
      <text:p text:style-name="P36"><text:s text:c="8"/>"boardings": {</text:p>
      <text:p text:style-name="P36"><text:s text:c="12"/>"type": "array",</text:p>
      <text:p text:style-name="P36"><text:s text:c="12"/>"items": {</text:p>
      <text:p text:style-name="P36"><text:soft-page-break/><text:s text:c="16"/>"type": "object",</text:p>
      <text:p text:style-name="P36"><text:s text:c="16"/>"properties": {</text:p>
      <text:p text:style-name="P36"><text:s text:c="20"/>"identifier": {</text:p>
      <text:p text:style-name="P36"><text:s text:c="24"/>"type": "string"</text:p>
      <text:p text:style-name="P36"><text:s text:c="20"/>},</text:p>
      <text:p text:style-name="P36"><text:s text:c="20"/>"listText": {</text:p>
      <text:p text:style-name="P36"><text:s text:c="24"/>"type": "string"</text:p>
      <text:p text:style-name="P36"><text:s text:c="20"/>},</text:p>
      <text:p text:style-name="P36"><text:s text:c="20"/>"pricingBasisText": {</text:p>
      <text:p text:style-name="P36"><text:s text:c="24"/>"type": "string"</text:p>
      <text:p text:style-name="P36"><text:s text:c="20"/>}</text:p>
      <text:p text:style-name="P36"><text:s text:c="16"/>},</text:p>
      <text:p text:style-name="P36"><text:s text:c="16"/>"required": [</text:p>
      <text:p text:style-name="P36"><text:s text:c="20"/>"identifier",</text:p>
      <text:p text:style-name="P36"><text:s text:c="20"/>"listText",</text:p>
      <text:p text:style-name="P36"><text:s text:c="20"/>"pricingBasisText"</text:p>
      <text:p text:style-name="P36"><text:s text:c="16"/>]</text:p>
      <text:p text:style-name="P36"><text:s text:c="12"/>}</text:p>
      <text:p text:style-name="P36"><text:s text:c="8"/>},</text:p>
      <text:p text:style-name="P36"><text:s text:c="8"/>"specials": {</text:p>
      <text:p text:style-name="P36"><text:s text:c="12"/>"type": "array",</text:p>
      <text:p text:style-name="P36"><text:s text:c="12"/>"items": {</text:p>
      <text:p text:style-name="P36"><text:s text:c="16"/>"type": "object",</text:p>
      <text:p text:style-name="P36"><text:s text:c="16"/>"properties": {</text:p>
      <text:p text:style-name="P36"><text:s text:c="20"/>"identifier": {</text:p>
      <text:p text:style-name="P36"><text:s text:c="24"/>"type": "string"</text:p>
      <text:p text:style-name="P36"><text:s text:c="20"/>},</text:p>
      <text:p text:style-name="P36"><text:s text:c="20"/>"listText": {</text:p>
      <text:p text:style-name="P36"><text:s text:c="24"/>"type": "string"</text:p>
      <text:p text:style-name="P36"><text:s text:c="20"/>},</text:p>
      <text:p text:style-name="P36"><text:s text:c="20"/>"pricingBasisText": {</text:p>
      <text:p text:style-name="P36"><text:s text:c="24"/>"type": "string"</text:p>
      <text:p text:style-name="P36"><text:s text:c="20"/>}</text:p>
      <text:p text:style-name="P36"><text:s text:c="16"/>},</text:p>
      <text:p text:style-name="P36"><text:s text:c="16"/>"required": [</text:p>
      <text:p text:style-name="P36"><text:s text:c="20"/>"identifier",</text:p>
      <text:p text:style-name="P36"><text:s text:c="20"/>"listText",</text:p>
      <text:p text:style-name="P36"><text:s text:c="20"/>"pricingBasisText"</text:p>
      <text:p text:style-name="P36"><text:s text:c="16"/>]</text:p>
      <text:p text:style-name="P36"><text:s text:c="12"/>}</text:p>
      <text:p text:style-name="P36"><text:s text:c="8"/>}</text:p>
      <text:p text:style-name="P36"><text:s text:c="4"/>},</text:p>
      <text:p text:style-name="P36"><text:s text:c="4"/>"required": [</text:p>
      <text:p text:style-name="P36"><text:s text:c="8"/>"roomtypes",</text:p>
      <text:p text:style-name="P36"><text:s text:c="8"/>"boardings",</text:p>
      <text:p text:style-name="P36"><text:s text:c="8"/>"specials"</text:p>
      <text:p text:style-name="P36"><text:s text:c="4"/>]</text:p>
      <text:p text:style-name="P36">}</text:p>
      <text:p text:style-name="P57"/>
      <text:p text:style-name="Heading">InitialDataController.php</text:p>
      <text:p text:style-name="P25"/>
      <text:p text:style-name="P25">&lt;?php</text:p>
      <text:p text:style-name="P25"/>
      <text:p text:style-name="P25">namespace AppBundle\Controller;</text:p>
      <text:p text:style-name="P25"/>
      <text:p text:style-name="P25">use Sensio\Bundle\FrameworkExtraBundle\Configuration\Route;</text:p>
      <text:p text:style-name="P25">use Symfony\Bundle\FrameworkBundle\Controller\Controller;</text:p>
      <text:p text:style-name="P25">use Symfony\Component\HttpFoundation\Request;</text:p>
      <text:p text:style-name="P25">use Symfony\Component\HttpFoundation\Response;</text:p>
      <text:p text:style-name="P25">use AppBundle\Entity\Product;</text:p>
      <text:p text:style-name="P25">use AppBundle\Entity\RoomType;</text:p>
      <text:p text:style-name="P25">use AppBundle\Entity\AdditionalProduct;</text:p>
      <text:p text:style-name="P25">use AppBundle\Entity\AdditionalProductCategory;</text:p>
      <text:p text:style-name="P25"><text:soft-page-break/></text:p>
      <text:p text:style-name="P25">class InitialDataController extends Controller {</text:p>
      <text:p text:style-name="P25"/>
      <text:p text:style-name="P25"><text:s text:c="4"/>/**</text:p>
      <text:p text:style-name="P25"><text:s text:c="5"/>* @Route("/api/v1/initialdata", name="initialdata_v1")</text:p>
      <text:p text:style-name="P25"><text:s text:c="5"/>*/</text:p>
      <text:p text:style-name="P25"><text:s text:c="4"/>public function initialDataAction_v1(Request $request) {</text:p>
      <text:p text:style-name="P25"/>
      <text:p text:style-name="P25"><text:s text:c="8"/>$em = $this-&gt;getDoctrine()-&gt;getManager();</text:p>
      <text:p text:style-name="P25"/>
      <text:p text:style-name="P25"><text:s text:c="8"/>$query = $em-&gt;createQuery('</text:p>
      <text:p text:style-name="P25"><text:s text:c="16"/>SELECT </text:p>
      <text:p text:style-name="P25"><text:s text:c="16"/></text:p>
      <text:p text:style-name="P25"><text:s text:c="16"/>p.identifier , </text:p>
      <text:p text:style-name="P25"><text:s text:c="16"/>p.subMenuText , </text:p>
      <text:p text:style-name="P25"><text:s text:c="16"/>p.listText , </text:p>
      <text:p text:style-name="P25"><text:s text:c="16"/>p.pricingBasisText , </text:p>
      <text:p text:style-name="P25"><text:s text:c="16"/>p.capacity </text:p>
      <text:p text:style-name="P25"><text:s text:c="17"/></text:p>
      <text:p text:style-name="P25"><text:s text:c="16"/>FROM AppBundle:RoomType p</text:p>
      <text:p text:style-name="P25"><text:tab/><text:tab/></text:p>
      <text:p text:style-name="P25"><text:tab/><text:tab/>ORDER BY p.positionInSubMenu ASC</text:p>
      <text:p text:style-name="P25"><text:s text:c="16"/></text:p>
      <text:p text:style-name="P25"><text:s text:c="16"/>');</text:p>
      <text:p text:style-name="P25"/>
      <text:p text:style-name="P25"><text:s text:c="8"/>$roomtypes = $query-&gt;getResult();</text:p>
      <text:p text:style-name="P25"/>
      <text:p text:style-name="P25"><text:s text:c="8"/>$query = $em-&gt;createQuery("</text:p>
      <text:p text:style-name="P25"><text:s text:c="16"/>SELECT </text:p>
      <text:p text:style-name="P25"><text:s text:c="16"/></text:p>
      <text:p text:style-name="P25"><text:s text:c="16"/>a.identifier , </text:p>
      <text:p text:style-name="P25"><text:s text:c="16"/></text:p>
      <text:p text:style-name="P25"><text:s text:c="16"/>a.listText , </text:p>
      <text:p text:style-name="P25"><text:s text:c="16"/>a.pricingBasisText <text:s/></text:p>
      <text:p text:style-name="P25"><text:s text:c="16"/></text:p>
      <text:p text:style-name="P25"><text:s text:c="16"/>FROM AppBundle:AdditionalProduct a</text:p>
      <text:p text:style-name="P25"><text:s text:c="16"/>JOIN a.additionalproductcategory p</text:p>
      <text:p text:style-name="P25"><text:s text:c="16"/>WHERE p.identifier = 'boardings'</text:p>
      <text:p text:style-name="P25"><text:tab/><text:tab/></text:p>
      <text:p text:style-name="P25"><text:tab/><text:tab/>ORDER BY a.positionInList ASC</text:p>
      <text:p text:style-name="P25"><text:s text:c="16"/></text:p>
      <text:p text:style-name="P25"><text:s text:c="16"/>");</text:p>
      <text:p text:style-name="P25"/>
      <text:p text:style-name="P25"><text:s text:c="8"/>$boardings = $query-&gt;getResult();</text:p>
      <text:p text:style-name="P25"/>
      <text:p text:style-name="P25"><text:s text:c="8"/>$query = $em-&gt;createQuery("</text:p>
      <text:p text:style-name="P25"><text:s text:c="16"/>SELECT </text:p>
      <text:p text:style-name="P25"><text:s text:c="16"/></text:p>
      <text:p text:style-name="P25"><text:s text:c="16"/>a.identifier , </text:p>
      <text:p text:style-name="P25"><text:s text:c="16"/></text:p>
      <text:p text:style-name="P25"><text:s text:c="16"/>a.listText , </text:p>
      <text:p text:style-name="P25"><text:s text:c="16"/>a.pricingBasisText</text:p>
      <text:p text:style-name="P25"><text:s text:c="16"/></text:p>
      <text:p text:style-name="P25"><text:s text:c="16"/>FROM AppBundle:AdditionalProduct a</text:p>
      <text:p text:style-name="P25"><text:s text:c="16"/>JOIN a.additionalproductcategory p</text:p>
      <text:p text:style-name="P25"><text:s text:c="16"/>WHERE p.identifier = 'specials'</text:p>
      <text:p text:style-name="P25"><text:tab/><text:tab/></text:p>
      <text:p text:style-name="P25"><text:tab/><text:tab/>ORDER BY a.positionInList ASC</text:p>
      <text:p text:style-name="P25"><text:s text:c="16"/></text:p>
      <text:p text:style-name="P25"><text:s text:c="16"/>");</text:p>
      <text:p text:style-name="P25"/>
      <text:p text:style-name="P25"><text:s text:c="8"/>$specials = $query-&gt;getResult();</text:p>
      <text:p text:style-name="P25"/>
      <text:p text:style-name="P25"/>
      <text:p text:style-name="P25"><text:s text:c="8"/>$products = array(</text:p>
      <text:p text:style-name="P25"><text:s text:c="12"/>'roomtypes' =&gt; $roomtypes,</text:p>
      <text:p text:style-name="P25"><text:soft-page-break/><text:s text:c="12"/>'boardings' =&gt; $boardings,</text:p>
      <text:p text:style-name="P25"><text:s text:c="12"/>'specials' =&gt; $specials</text:p>
      <text:p text:style-name="P25"><text:s text:c="8"/>);</text:p>
      <text:p text:style-name="P25"/>
      <text:p text:style-name="P25"><text:s text:c="8"/>$productsJSON = json_encode($products, 320); // 320 : 0000000101000000 = 256 + 64 : <text:tab/><text:tab/> <text:tab/>// JSON_UNESCAPED_SLASHES =&gt; 64 + JSON_UNESCAPED_UNICODE =&gt; 256</text:p>
      <text:p text:style-name="P25"/>
      <text:p text:style-name="P25"><text:s text:c="8"/>$resp = new Response($productsJSON);</text:p>
      <text:p text:style-name="P25"><text:s text:c="8"/>$resp-&gt;headers-&gt;set('Content-Type', 'application/json ; charset=utf-8');</text:p>
      <text:p text:style-name="P25"/>
      <text:p text:style-name="P25"><text:s text:c="8"/>return $resp;</text:p>
      <text:p text:style-name="P25"><text:s text:c="4"/>}</text:p>
      <text:p text:style-name="P25"/>
      <text:p text:style-name="P25">}</text:p>
      <text:p text:style-name="P56"/>
      <text:p text:style-name="Heading">TotalPriceController.php</text:p>
      <text:p text:style-name="P27"/>
      <text:p text:style-name="P27">&lt;?php</text:p>
      <text:p text:style-name="P27"/>
      <text:p text:style-name="P27">namespace AppBundle\Controller;</text:p>
      <text:p text:style-name="P27"/>
      <text:p text:style-name="P27">use Sensio\Bundle\FrameworkExtraBundle\Configuration\Route;</text:p>
      <text:p text:style-name="P27">use Symfony\Bundle\FrameworkBundle\Controller\Controller;</text:p>
      <text:p text:style-name="P27">use Symfony\Component\HttpFoundation\Request;</text:p>
      <text:p text:style-name="P27">use Symfony\Component\HttpFoundation\Response;</text:p>
      <text:p text:style-name="P27">use AppBundle\Entity\Cart;</text:p>
      <text:p text:style-name="P27">use AppBundle\Entity\Item;</text:p>
      <text:p text:style-name="P27">use AppBundle;</text:p>
      <text:p text:style-name="P27"/>
      <text:p text:style-name="P27">class TotalPriceController extends Controller {</text:p>
      <text:p text:style-name="P27"/>
      <text:p text:style-name="P27"><text:s text:c="4"/>/**</text:p>
      <text:p text:style-name="P27"><text:s text:c="5"/>* @Route("/api/v1/totalPrice", name="totalPrice_v1")</text:p>
      <text:p text:style-name="P27"><text:s text:c="5"/>*/</text:p>
      <text:p text:style-name="P27"><text:s text:c="4"/>public function totalPriceAction_v1(Request $request) {</text:p>
      <text:p text:style-name="P27"/>
      <text:p text:style-name="P27"><text:s text:c="8"/>$input = $request-&gt;getContent();</text:p>
      <text:p text:style-name="P27"/>
      <text:p text:style-name="P27"><text:s text:c="8"/>$em = $this-&gt;getDoctrine()-&gt;getManager();</text:p>
      <text:p text:style-name="P27"/>
      <text:p text:style-name="P27"><text:s text:c="8"/>if (</text:p>
      <text:p text:style-name="P27"><text:s text:c="16"/>(!$input)</text:p>
      <text:p text:style-name="P27"><text:s text:c="8"/>) {</text:p>
      <text:p text:style-name="P27"/>
      <text:p text:style-name="P27"/>
      <text:p text:style-name="P27"><text:s text:c="12"/>$resp = new Response(</text:p>
      <text:p text:style-name="P27"><text:s text:c="20"/>"Malformed request syntax. "</text:p>
      <text:p text:style-name="P27"><text:s text:c="20"/>. " "</text:p>
      <text:p text:style-name="P27"><text:s text:c="12"/>);</text:p>
      <text:p text:style-name="P27"><text:s text:c="12"/>$resp-&gt;setStatusCode(Response::HTTP_BAD_REQUEST);</text:p>
      <text:p text:style-name="P27"><text:s text:c="12"/>$resp-&gt;headers-&gt;set('Content-Type', 'Content-Type: text/html; charset=utf-8');</text:p>
      <text:p text:style-name="P27"><text:s text:c="12"/>return $resp;</text:p>
      <text:p text:style-name="P27"><text:s text:c="8"/>}</text:p>
      <text:p text:style-name="P27"/>
      <text:p text:style-name="P27"><text:s text:c="8"/>$input_sanitized = str_replace(array("\n", "\t", "\r"), '', $input); // remove newlines , tabs , carriage <text:tab/><text:tab/><text:tab/><text:tab/><text:tab/><text:tab/><text:tab/><text:tab/><text:tab/><text:tab/>return</text:p>
      <text:p text:style-name="P27"/>
      <text:p text:style-name="P27"><text:s text:c="8"/>$json_decoded = json_decode($input_sanitized, false); // false -&gt; object , true -&gt; array</text:p>
      <text:p text:style-name="P27"/>
      <text:p text:style-name="P27"><text:s text:c="8"/>$c = new Cart();</text:p>
      <text:p text:style-name="P27"><text:s text:c="8"/>$c-&gt;setCheckInDate($json_decoded-&gt;checkInDate);</text:p>
      <text:p text:style-name="P27"><text:s text:c="8"/>$c-&gt;setCheckOutDate($json_decoded-&gt;checkOutDate);</text:p>
      <text:p text:style-name="P27"><text:s text:c="8"/>foreach ($json_decoded-&gt;items as $item) {</text:p>
      <text:p text:style-name="P27"><text:soft-page-break/><text:s text:c="12"/>$i = new Item();</text:p>
      <text:p text:style-name="P27"><text:s text:c="12"/>$i-&gt;setRoomTypeIdentifier($item-&gt;roomTypeIdentifier);</text:p>
      <text:p text:style-name="P27"><text:s text:c="12"/>$i-&gt;setRoomTypeQuantity($item-&gt;roomTypeQuantity);</text:p>
      <text:p text:style-name="P27"><text:s text:c="12"/>$i-&gt;setBoardingIdentifier($item-&gt;boardingIdentifier);</text:p>
      <text:p text:style-name="P27"><text:s text:c="12"/>$i-&gt;setSpecialIdentifier($item-&gt;specialsIdentifier);</text:p>
      <text:p text:style-name="P27"><text:s text:c="12"/>$c-&gt;addItem($i);</text:p>
      <text:p text:style-name="P27"><text:s text:c="8"/>}</text:p>
      <text:p text:style-name="P27"/>
      <text:p text:style-name="P27"><text:s text:c="8"/>$totalPrice = $em-&gt;getRepository('AppBundle:Cart')-&gt;calculateTotalPrice($c); // Zugriff über <text:tab/><text:tab/><text:tab/><text:tab/><text:tab/><text:tab/><text:tab/><text:tab/><text:tab/><text:tab/><text:tab/><text:tab/><text:tab/>EntityRepository</text:p>
      <text:p text:style-name="P27"/>
      <text:p text:style-name="P27"><text:s text:c="8"/>$totalPriceJSON = json_encode($totalPrice, 320); // 320 : 0000000101000000 = 256 + 64 : <text:tab/><text:tab/> <text:tab/>// JSON_UNESCAPED_SLASHES =&gt; 64 + JSON_UNESCAPED_UNICODE =&gt; 256</text:p>
      <text:p text:style-name="P27"/>
      <text:p text:style-name="P27"><text:s text:c="8"/>$resp = new Response($totalPriceJSON);</text:p>
      <text:p text:style-name="P27"><text:s text:c="8"/>$resp-&gt;headers-&gt;set('Content-Type', 'application/json ; charset=utf-8');</text:p>
      <text:p text:style-name="P27"/>
      <text:p text:style-name="P27"><text:s text:c="8"/>return $resp;</text:p>
      <text:p text:style-name="P27"><text:s text:c="4"/>}</text:p>
      <text:p text:style-name="P27"/>
      <text:p text:style-name="P27">}</text:p>
      <text:p text:style-name="P61"/>
      <text:p text:style-name="Heading">Product.php <text:span text:style-name="T36">(gekürzt)</text:span></text:p>
      <text:p text:style-name="P28"/>
      <text:p text:style-name="P35">&lt;?php</text:p>
      <text:p text:style-name="P35"/>
      <text:p text:style-name="P35">namespace AppBundle\Entity;</text:p>
      <text:p text:style-name="P35"/>
      <text:p text:style-name="P35">use Doctrine\ORM\Mapping as ORM;</text:p>
      <text:p text:style-name="P35">use Doctrine\Common\Collections\ArrayCollection;</text:p>
      <text:p text:style-name="P35"/>
      <text:p text:style-name="P35">/**</text:p>
      <text:p text:style-name="P35"><text:s/>* @ORM\Entity(repositoryClass="AppBundle\Entity\ProductRepository")</text:p>
      <text:p text:style-name="P35"><text:s/>* @ORM\Table(name="product")</text:p>
      <text:p text:style-name="P35"><text:s/>* @ORM\InheritanceType("JOINED")</text:p>
      <text:p text:style-name="P35"><text:s/>* @ORM\DiscriminatorColumn(name="discriminator", type="string")</text:p>
      <text:p text:style-name="P35"><text:s/>* @ORM\DiscriminatorMap({"product" = "Product", "roomType" = "RoomType" , "additionalProduct" = <text:tab/><text:tab/><text:tab/><text:tab/><text:tab/><text:tab/><text:tab/><text:tab/><text:tab/><text:tab/><text:tab/><text:tab/>"AdditionalProduct"})</text:p>
      <text:p text:style-name="P35"><text:s/>*/</text:p>
      <text:p text:style-name="P35">abstract class Product {</text:p>
      <text:p text:style-name="P35"/>
      <text:p text:style-name="P35"><text:s text:c="4"/>/**</text:p>
      <text:p text:style-name="P35"><text:s text:c="5"/>* @ORM\Column(type="integer")</text:p>
      <text:p text:style-name="P35"><text:s text:c="5"/>* @ORM\Id</text:p>
      <text:p text:style-name="P35"><text:s text:c="5"/>* @ORM\GeneratedValue(strategy="AUTO")</text:p>
      <text:p text:style-name="P35"><text:s text:c="5"/>*/</text:p>
      <text:p text:style-name="P35"><text:s text:c="4"/>private $id;</text:p>
      <text:p text:style-name="P35"/>
      <text:p text:style-name="P35"><text:s text:c="4"/>/**</text:p>
      <text:p text:style-name="P35"><text:s text:c="5"/>* @ORM\Column(type="string" , length=100 , nullable=false , unique=true)</text:p>
      <text:p text:style-name="P35"><text:s text:c="5"/>*/</text:p>
      <text:p text:style-name="P35"><text:s text:c="4"/>private $identifier;</text:p>
      <text:p text:style-name="P35"/>
      <text:p text:style-name="P35"><text:s text:c="4"/>/**</text:p>
      <text:p text:style-name="P35"><text:s text:c="5"/>* @ORM\Column(type="string" , length=100 , nullable=true)</text:p>
      <text:p text:style-name="P35"><text:s text:c="5"/>*/</text:p>
      <text:p text:style-name="P35"><text:s text:c="4"/>private $listText; </text:p>
      <text:p text:style-name="P35"/>
      <text:p text:style-name="P35"><text:s text:c="4"/>/**</text:p>
      <text:p text:style-name="P35"><text:s text:c="5"/>* @ORM\Column(type="string" , length=100 , nullable=true)</text:p>
      <text:p text:style-name="P35"><text:s text:c="5"/>*/</text:p>
      <text:p text:style-name="P35"><text:s text:c="4"/>private $pricingBasis;</text:p>
      <text:p text:style-name="P35"><text:soft-page-break/></text:p>
      <text:p text:style-name="P35"><text:s text:c="4"/>/**</text:p>
      <text:p text:style-name="P35"><text:s text:c="5"/>* @ORM\Column(type="string" , length=100 , nullable=true)</text:p>
      <text:p text:style-name="P35"><text:s text:c="5"/>*/</text:p>
      <text:p text:style-name="P35"><text:s text:c="4"/>private $pricingBasisText;</text:p>
      <text:p text:style-name="P35"/>
      <text:p text:style-name="P35"><text:s text:c="4"/>/**</text:p>
      <text:p text:style-name="P35"><text:s text:c="5"/>* @ORM\OneToMany(targetEntity="Price", mappedBy="product")</text:p>
      <text:p text:style-name="P35"><text:s text:c="5"/>*/</text:p>
      <text:p text:style-name="P35"><text:s text:c="4"/>private $prices; // ArrayCollection</text:p>
      <text:p text:style-name="P35"/>
      <text:p text:style-name="P35"><text:s text:c="4"/>public function __construct() {</text:p>
      <text:p text:style-name="P35"><text:s text:c="8"/>$this-&gt;prices = new ArrayCollection();</text:p>
      <text:p text:style-name="P35"><text:s text:c="4"/>}</text:p>
      <text:p text:style-name="P35"/>
      <text:p text:style-name="P35"><text:s text:c="4"/>/**</text:p>
      <text:p text:style-name="P35"><text:s text:c="5"/>* @ORM\ManyToOne(targetEntity="Hotel", inversedBy="products")</text:p>
      <text:p text:style-name="P35"><text:s text:c="5"/>* @ORM\JoinColumn(name="hotel_id", referencedColumnName="id")</text:p>
      <text:p text:style-name="P35"><text:s text:c="5"/>*/</text:p>
      <text:p text:style-name="P35"><text:s text:c="4"/>private $hotel;</text:p>
      <text:p text:style-name="P35"/>
      <text:p text:style-name="P35"><text:tab/>// <text:span text:style-name="T35">Getter- und Settermethoden hier gekürzt</text:span></text:p>
      <text:p text:style-name="P35"/>
      <text:p text:style-name="P35"><text:s text:c="4"/>/**</text:p>
      <text:p text:style-name="P35"><text:s text:c="5"/>* Add price</text:p>
      <text:p text:style-name="P35"><text:s text:c="5"/>*</text:p>
      <text:p text:style-name="P35"><text:s text:c="5"/>* @param \AppBundle\Entity\Price $price</text:p>
      <text:p text:style-name="P35"><text:s text:c="5"/>*</text:p>
      <text:p text:style-name="P35"><text:s text:c="5"/>* @return Product</text:p>
      <text:p text:style-name="P35"><text:s text:c="5"/>*/</text:p>
      <text:p text:style-name="P35"><text:s text:c="4"/>public function addPrice(\AppBundle\Entity\Price $price) {</text:p>
      <text:p text:style-name="P35"><text:s text:c="8"/>$this-&gt;prices[] = $price;</text:p>
      <text:p text:style-name="P35"/>
      <text:p text:style-name="P35"><text:s text:c="8"/>return $this;</text:p>
      <text:p text:style-name="P35"><text:s text:c="4"/>}</text:p>
      <text:p text:style-name="P35"/>
      <text:p text:style-name="P35"><text:s text:c="4"/>/**</text:p>
      <text:p text:style-name="P35"><text:s text:c="5"/>* Remove price</text:p>
      <text:p text:style-name="P35"><text:s text:c="5"/>*</text:p>
      <text:p text:style-name="P35"><text:s text:c="5"/>* @param \AppBundle\Entity\Price $price</text:p>
      <text:p text:style-name="P35"><text:s text:c="5"/>*/</text:p>
      <text:p text:style-name="P35"><text:s text:c="4"/>public function removePrice(\AppBundle\Entity\Price $price) {</text:p>
      <text:p text:style-name="P35"><text:s text:c="8"/>$this-&gt;prices-&gt;removeElement($price);</text:p>
      <text:p text:style-name="P35"><text:s text:c="4"/>}</text:p>
      <text:p text:style-name="P35"/>
      <text:p text:style-name="P35"><text:s text:c="4"/>/**</text:p>
      <text:p text:style-name="P35"><text:s text:c="5"/>* Get prices</text:p>
      <text:p text:style-name="P35"><text:s text:c="5"/>*</text:p>
      <text:p text:style-name="P35"><text:s text:c="5"/>* @return \Doctrine\Common\Collections\Collection</text:p>
      <text:p text:style-name="P35"><text:s text:c="5"/>*/</text:p>
      <text:p text:style-name="P35"><text:s text:c="4"/>public function getPrices() {</text:p>
      <text:p text:style-name="P35"><text:s text:c="8"/>return $this-&gt;prices;</text:p>
      <text:p text:style-name="P35"><text:s text:c="4"/>}</text:p>
      <text:p text:style-name="P35"/>
      <text:p text:style-name="P35"><text:s text:c="4"/>/**</text:p>
      <text:p text:style-name="P35"><text:s text:c="5"/>* Set hotel</text:p>
      <text:p text:style-name="P35"><text:s text:c="5"/>*</text:p>
      <text:p text:style-name="P35"><text:s text:c="5"/>* @param \AppBundle\Entity\Hotel $hotel</text:p>
      <text:p text:style-name="P35"><text:s text:c="5"/>*</text:p>
      <text:p text:style-name="P35"><text:s text:c="5"/>* @return Product</text:p>
      <text:p text:style-name="P35"><text:s text:c="5"/>*/</text:p>
      <text:p text:style-name="P35"><text:s text:c="4"/>public function setHotel(\AppBundle\Entity\Hotel $hotel = null) {</text:p>
      <text:p text:style-name="P35"><text:s text:c="8"/>$this-&gt;hotel = $hotel;</text:p>
      <text:p text:style-name="P35"/>
      <text:p text:style-name="P35"><text:s text:c="8"/>return $this;</text:p>
      <text:p text:style-name="P35"><text:s text:c="4"/>}</text:p>
      <text:p text:style-name="P35"><text:soft-page-break/></text:p>
      <text:p text:style-name="P35"><text:s text:c="4"/>/**</text:p>
      <text:p text:style-name="P35"><text:s text:c="5"/>* Get hotel</text:p>
      <text:p text:style-name="P35"><text:s text:c="5"/>*</text:p>
      <text:p text:style-name="P35"><text:s text:c="5"/>* @return \AppBundle\Entity\Hotel</text:p>
      <text:p text:style-name="P35"><text:s text:c="5"/>*/</text:p>
      <text:p text:style-name="P35"><text:s text:c="4"/>public function getHotel() {</text:p>
      <text:p text:style-name="P35"><text:s text:c="8"/>return $this-&gt;hotel;</text:p>
      <text:p text:style-name="P35"><text:s text:c="4"/>}</text:p>
      <text:p text:style-name="P35"/>
      <text:p text:style-name="P35">}</text:p>
      <text:p text:style-name="P56"/>
      <text:p text:style-name="Heading">PriceRepository.php</text:p>
      <text:p text:style-name="P31"/>
      <text:p text:style-name="P38">&lt;?php</text:p>
      <text:p text:style-name="P38"/>
      <text:p text:style-name="P38">namespace AppBundle\Entity;</text:p>
      <text:p text:style-name="P38"/>
      <text:p text:style-name="P38">use DateTime;</text:p>
      <text:p text:style-name="P38">use DateInterval;</text:p>
      <text:p text:style-name="P38">use DatePeriod;</text:p>
      <text:p text:style-name="P38"/>
      <text:p text:style-name="P38">/**</text:p>
      <text:p text:style-name="P38"><text:s/>* PriceRepository</text:p>
      <text:p text:style-name="P38"><text:s/>*</text:p>
      <text:p text:style-name="P38"><text:s/>* This class was generated by the Doctrine ORM. Add your own custom</text:p>
      <text:p text:style-name="P38"><text:s/>* repository methods below.</text:p>
      <text:p text:style-name="P38"><text:s/>*/</text:p>
      <text:p text:style-name="P38">class PriceRepository extends \Doctrine\ORM\EntityRepository { // returns price object</text:p>
      <text:p text:style-name="P38"/>
      <text:p text:style-name="P38"><text:s text:c="4"/>public function findLatestPricePerProductAndDateTime(Product $prod, DateTime $date) {</text:p>
      <text:p text:style-name="P38"/>
      <text:p text:style-name="P38"><text:s text:c="8"/>$em = $this-&gt;getEntityManager();</text:p>
      <text:p text:style-name="P38"/>
      <text:p text:style-name="P38"><text:s text:c="8"/>$query = $em-&gt;createQuery(</text:p>
      <text:p text:style-name="P38"><text:s text:c="16"/>'SELECT pri FROM AppBundle:price pri JOIN pri.product prod WHERE prod.identifier = ?1 ORDER BY <text:tab/><text:tab/><text:tab/><text:tab/>pri.date DESC'</text:p>
      <text:p text:style-name="P38"><text:s text:c="8"/>);</text:p>
      <text:p text:style-name="P38"><text:s text:c="8"/>$query-&gt;setParameter(1, $prod-&gt;getIdentifier());</text:p>
      <text:p text:style-name="P38"/>
      <text:p text:style-name="P38"><text:s text:c="8"/>$result = $query-&gt;getResult(); // Array of Price Objects</text:p>
      <text:p text:style-name="P38"/>
      <text:p text:style-name="P38"><text:s text:c="8"/>foreach ($result as $r) { // laufe durch ResultSet vom Neuesten zum Aeltesten</text:p>
      <text:p text:style-name="P38"><text:s text:c="12"/>if ($r-&gt;getDate() &lt;= $date) {</text:p>
      <text:p text:style-name="P38"><text:s text:c="16"/>return $r;</text:p>
      <text:p text:style-name="P38"><text:s text:c="12"/>}</text:p>
      <text:p text:style-name="P38"><text:s text:c="8"/>}</text:p>
      <text:p text:style-name="P38"/>
      <text:p text:style-name="P38"><text:s text:c="8"/>return $result[0]; </text:p>
      <text:p text:style-name="P38"><text:s text:c="4"/>}</text:p>
      <text:p text:style-name="P38"/>
      <text:p text:style-name="P38"><text:s text:c="4"/>public function calculateTotalAmountPerProductAndDateInterval(Product $prod, DateTime $checkIn, DateTime <text:tab/><text:tab/><text:tab/><text:tab/><text:tab/><text:tab/><text:tab/><text:tab/><text:tab/><text:tab/>$checkOut) { // returns double</text:p>
      <text:p text:style-name="P38"><text:s text:c="8"/>$em = $this-&gt;getEntityManager();</text:p>
      <text:p text:style-name="P38"/>
      <text:p text:style-name="P38"><text:s text:c="8"/>$sum = 0;</text:p>
      <text:p text:style-name="P38"/>
      <text:p text:style-name="P38"><text:s text:c="8"/>$interval = new DateInterval('P1D'); // 1 Tag</text:p>
      <text:p text:style-name="P38"><text:s text:c="8"/>$daterange = new DatePeriod($checkIn, $interval, $checkOut);</text:p>
      <text:p text:style-name="P38"/>
      <text:p text:style-name="P38"><text:s text:c="8"/>foreach ($daterange as $date) {</text:p>
      <text:p text:style-name="P38"><text:s text:c="12"/>$sum += $em-&gt;getRepository('AppBundle:Price')-&gt;findLatestPricePerProductAndDateTime($prod, $date)-<text:tab/><text:tab/><text:tab/><text:tab/><text:tab/><text:tab/><text:tab/><text:tab/><text:tab/><text:tab/><text:tab/><text:tab/><text:soft-page-break/><text:tab/>&gt;getValue();</text:p>
      <text:p text:style-name="P38"><text:s text:c="8"/>}</text:p>
      <text:p text:style-name="P38"/>
      <text:p text:style-name="P38"><text:s text:c="8"/>return $sum;</text:p>
      <text:p text:style-name="P38"><text:s text:c="4"/>}</text:p>
      <text:p text:style-name="P38"/>
      <text:p text:style-name="P38"><text:s text:c="4"/>public function calculatePriceAveragePerProductAndDateInterval(Product $prod, DateTime $checkIn, DateTime <text:tab/><text:tab/><text:tab/><text:tab/><text:tab/><text:tab/><text:tab/><text:tab/><text:tab/><text:tab/><text:tab/>$checkOut) { // returns <text:tab/><text:tab/><text:tab/><text:tab/><text:tab/><text:tab/><text:tab/><text:tab/><text:tab/><text:tab/><text:tab/><text:tab/><text:tab/>double</text:p>
      <text:p text:style-name="P38"><text:s text:c="8"/>$em = $this-&gt;getEntityManager();</text:p>
      <text:p text:style-name="P38"/>
      <text:p text:style-name="P38"><text:s text:c="8"/>$sum = 0;</text:p>
      <text:p text:style-name="P38"><text:s text:c="8"/>$days = 0;</text:p>
      <text:p text:style-name="P38"><text:s text:c="8"/>$avg = 0;</text:p>
      <text:p text:style-name="P38"/>
      <text:p text:style-name="P38"><text:s text:c="8"/>$interval = new DateInterval('P1D'); // 1 Tag</text:p>
      <text:p text:style-name="P38"><text:s text:c="8"/>$daterange = new DatePeriod($checkIn, $interval, $checkOut);</text:p>
      <text:p text:style-name="P38"/>
      <text:p text:style-name="P38"><text:s text:c="8"/>foreach ($daterange as $date) {</text:p>
      <text:p text:style-name="P38"><text:s text:c="12"/>$days += 1;</text:p>
      <text:p text:style-name="P38"><text:s text:c="12"/>$sum += $em-&gt;getRepository('AppBundle:Price')-&gt;findLatestPricePerProductAndDateTime($prod, $date)-<text:tab/><text:tab/><text:tab/><text:tab/><text:tab/><text:tab/><text:tab/><text:tab/><text:tab/><text:tab/><text:tab/><text:tab/><text:tab/>&gt;getValue();</text:p>
      <text:p text:style-name="P38"><text:s text:c="8"/>}</text:p>
      <text:p text:style-name="P38"/>
      <text:p text:style-name="P38"><text:s text:c="8"/>$avg = round($sum / $days, 2); // auf 2 Nachkommastellen gerundet</text:p>
      <text:p text:style-name="P38"/>
      <text:p text:style-name="P38"><text:s text:c="8"/>return $avg; // arithmetischer Mittelwert</text:p>
      <text:p text:style-name="P38"><text:s text:c="4"/>}</text:p>
      <text:p text:style-name="P38"/>
      <text:p text:style-name="P38"><text:s text:c="4"/>public function findLatestPricePerProductIdentifierAndDateTime($productString, DateTime $date) { // returns <text:tab/><text:tab/><text:tab/><text:tab/><text:tab/><text:tab/><text:tab/><text:tab/><text:tab/><text:tab/><text:tab/><text:tab/>price object</text:p>
      <text:p text:style-name="P38"><text:s text:c="8"/>$em = $this-&gt;getEntityManager();</text:p>
      <text:p text:style-name="P38"/>
      <text:p text:style-name="P38"><text:s text:c="8"/>$query = $em-&gt;createQuery(</text:p>
      <text:p text:style-name="P38"><text:s text:c="16"/>'SELECT prod FROM AppBundle:product prod WHERE prod.identifier = ?1'</text:p>
      <text:p text:style-name="P38"><text:s text:c="8"/>);</text:p>
      <text:p text:style-name="P38"><text:s text:c="8"/>$query-&gt;setParameter(1, $productString);</text:p>
      <text:p text:style-name="P38"/>
      <text:p text:style-name="P38"><text:s text:c="8"/>$productObject = $query-&gt;getResult()[0]; // 1 ProductObject</text:p>
      <text:p text:style-name="P38"/>
      <text:p text:style-name="P38"><text:s text:c="8"/>$query = $em-&gt;createQuery(</text:p>
      <text:p text:style-name="P38"><text:s text:c="16"/>'SELECT pri FROM AppBundle:price pri JOIN pri.product prod WHERE prod.identifier = ?1 ORDER BY <text:tab/><text:tab/><text:tab/><text:tab/>pri.date DESC'</text:p>
      <text:p text:style-name="P38"><text:s text:c="8"/>);</text:p>
      <text:p text:style-name="P38"><text:s text:c="8"/>$query-&gt;setParameter(1, $productObject-&gt;getIdentifier());</text:p>
      <text:p text:style-name="P38"/>
      <text:p text:style-name="P38"><text:s text:c="8"/>$result = $query-&gt;getResult(); // Array of Price Objects</text:p>
      <text:p text:style-name="P38"/>
      <text:p text:style-name="P38"><text:s text:c="8"/>foreach ($result as $r) { // laufe durch ResultSet vom Neuesten zum Aeltesten</text:p>
      <text:p text:style-name="P38"><text:s text:c="12"/>if ($r-&gt;getDate() &lt;= $date) {</text:p>
      <text:p text:style-name="P38"><text:s text:c="16"/>return $r;</text:p>
      <text:p text:style-name="P38"><text:s text:c="12"/>}</text:p>
      <text:p text:style-name="P38"><text:s text:c="8"/>}</text:p>
      <text:p text:style-name="P38"/>
      <text:p text:style-name="P38"><text:s text:c="8"/>return $result[0]; </text:p>
      <text:p text:style-name="P38"><text:s text:c="4"/>}</text:p>
      <text:p text:style-name="P38"/>
      <text:p text:style-name="P38">}</text:p>
      <text:p text:style-name="P56"/>
      <text:p text:style-name="Heading">LoadAdditionalProductData.php</text:p>
      <text:p text:style-name="P40"/>
      <text:p text:style-name="P40"/>
      <text:p text:style-name="P42"><text:soft-page-break/>&lt;?php</text:p>
      <text:p text:style-name="P42"/>
      <text:p text:style-name="P42">namespace AppBundle\DataFixtures\ORM;</text:p>
      <text:p text:style-name="P42"/>
      <text:p text:style-name="P42">use Doctrine\Common\DataFixtures\AbstractFixture;</text:p>
      <text:p text:style-name="P42">use Doctrine\Common\DataFixtures\OrderedFixtureInterface;</text:p>
      <text:p text:style-name="P42">use Doctrine\Common\Persistence\ObjectManager;</text:p>
      <text:p text:style-name="P42">use AppBundle\Entity\AdditionalProduct;</text:p>
      <text:p text:style-name="P42"/>
      <text:p text:style-name="P42">class LoadAdditionalProductData extends AbstractFixture implements OrderedFixtureInterface {</text:p>
      <text:p text:style-name="P42"/>
      <text:p text:style-name="P42"><text:s text:c="4"/>public function load(ObjectManager $manager) {</text:p>
      <text:p text:style-name="P42"/>
      <text:p text:style-name="P42"><text:s text:c="8"/>$ap1 = new AdditionalProduct();</text:p>
      <text:p text:style-name="P42"><text:s text:c="8"/>$ap1-&gt;setIdentifier("halfpension");</text:p>
      <text:p text:style-name="P42"><text:s text:c="8"/>$ap1-&gt;setListText("Halbpension (mit Frühstück)");</text:p>
      <text:p text:style-name="P42"><text:s text:c="8"/>$ap1-&gt;setPricingBasis("person,night");</text:p>
      <text:p text:style-name="P42"><text:s text:c="8"/>$ap1-&gt;setPricingBasisText("/Pers. u. Nacht");</text:p>
      <text:p text:style-name="P42"><text:s text:c="8"/>$ap1-&gt;setPositionInList(1);</text:p>
      <text:p text:style-name="P42"><text:s text:c="8"/>$ap1-&gt;setHotel($this-&gt;getReference('testhotel'));</text:p>
      <text:p text:style-name="P42"><text:s text:c="8"/>$this-&gt;addReference('halfpension', $ap1);</text:p>
      <text:p text:style-name="P42"><text:s text:c="8"/>$ap1-&gt;setAdditionalProductcategory($this-&gt;getReference('Verpflegung'));</text:p>
      <text:p text:style-name="P42"><text:s text:c="8"/>$manager-&gt;persist($ap1);</text:p>
      <text:p text:style-name="P42"><text:s text:c="8"/>$manager-&gt;flush();</text:p>
      <text:p text:style-name="P42"/>
      <text:p text:style-name="P42"><text:s text:c="8"/>$ap2 = new AdditionalProduct();</text:p>
      <text:p text:style-name="P42"><text:s text:c="8"/>$ap2-&gt;setIdentifier("fullpension");</text:p>
      <text:p text:style-name="P42"><text:s text:c="8"/>$ap2-&gt;setListText("Vollpension (3 Mahlzeiten)");</text:p>
      <text:p text:style-name="P42"><text:s text:c="8"/>$ap2-&gt;setPricingBasis("person,night");</text:p>
      <text:p text:style-name="P42"><text:s text:c="8"/>$ap2-&gt;setPricingBasisText("/Pers. u. Nacht");</text:p>
      <text:p text:style-name="P42"><text:s text:c="8"/>$ap2-&gt;setPositionInList(2);</text:p>
      <text:p text:style-name="P42"><text:s text:c="8"/>$ap2-&gt;setHotel($this-&gt;getReference('testhotel'));</text:p>
      <text:p text:style-name="P42"><text:s text:c="8"/>$this-&gt;addReference('fullpension', $ap2);</text:p>
      <text:p text:style-name="P42"><text:s text:c="8"/>$ap2-&gt;setAdditionalProductcategory($this-&gt;getReference('Verpflegung'));</text:p>
      <text:p text:style-name="P42"><text:s text:c="8"/>$manager-&gt;persist($ap2);</text:p>
      <text:p text:style-name="P42"><text:s text:c="8"/>$manager-&gt;flush();</text:p>
      <text:p text:style-name="P42"/>
      <text:p text:style-name="P42"><text:s text:c="8"/>$ap3 = new AdditionalProduct();</text:p>
      <text:p text:style-name="P42"><text:s text:c="8"/>$ap3-&gt;setIdentifier("breakfast");</text:p>
      <text:p text:style-name="P42"><text:s text:c="8"/>$ap3-&gt;setListText("Nur Frühstück");</text:p>
      <text:p text:style-name="P42"><text:s text:c="8"/>$ap3-&gt;setPricingBasis("person,night");</text:p>
      <text:p text:style-name="P42"><text:s text:c="8"/>$ap3-&gt;setPricingBasisText("/Pers. u. Nacht");</text:p>
      <text:p text:style-name="P42"><text:s text:c="8"/>$ap3-&gt;setPositionInList(3);</text:p>
      <text:p text:style-name="P42"><text:s text:c="8"/>$ap3-&gt;setHotel($this-&gt;getReference('testhotel'));</text:p>
      <text:p text:style-name="P42"><text:s text:c="8"/>$this-&gt;addReference('breakfast', $ap3);</text:p>
      <text:p text:style-name="P42"><text:s text:c="8"/>$ap3-&gt;setAdditionalProductcategory($this-&gt;getReference('Verpflegung'));</text:p>
      <text:p text:style-name="P42"><text:s text:c="8"/>$manager-&gt;persist($ap3);</text:p>
      <text:p text:style-name="P42"><text:s text:c="8"/>$manager-&gt;flush();</text:p>
      <text:p text:style-name="P42"/>
      <text:p text:style-name="P42"><text:s text:c="8"/>$ap4 = new AdditionalProduct();</text:p>
      <text:p text:style-name="P42"><text:s text:c="8"/>$ap4-&gt;setIdentifier("noboarding");</text:p>
      <text:p text:style-name="P42"><text:s text:c="8"/>$ap4-&gt;setListText("Ohne Verpflegung");</text:p>
      <text:p text:style-name="P42"><text:s text:c="8"/>$ap4-&gt;setPricingBasis("");</text:p>
      <text:p text:style-name="P42"><text:s text:c="8"/>$ap4-&gt;setPricingBasisText("");</text:p>
      <text:p text:style-name="P42"><text:s text:c="8"/>$ap4-&gt;setPositionInList(4);</text:p>
      <text:p text:style-name="P42"><text:s text:c="8"/>$ap4-&gt;setHotel($this-&gt;getReference('testhotel'));</text:p>
      <text:p text:style-name="P42"><text:s text:c="8"/>$this-&gt;addReference('noboarding', $ap4);</text:p>
      <text:p text:style-name="P42"><text:s text:c="8"/>$ap4-&gt;setAdditionalProductcategory($this-&gt;getReference('Verpflegung'));</text:p>
      <text:p text:style-name="P42"><text:s text:c="8"/>$manager-&gt;persist($ap4);</text:p>
      <text:p text:style-name="P42"><text:s text:c="8"/>$manager-&gt;flush();</text:p>
      <text:p text:style-name="P42"/>
      <text:p text:style-name="P42"><text:s text:c="8"/>$ap5 = new AdditionalProduct();</text:p>
      <text:p text:style-name="P42"><text:s text:c="8"/>$ap5-&gt;setIdentifier("champagnebreakfast");</text:p>
      <text:p text:style-name="P42"><text:s text:c="8"/>$ap5-&gt;setListText("Sektfrühstück");</text:p>
      <text:p text:style-name="P42"><text:s text:c="8"/>$ap5-&gt;setPricingBasis("person,night");</text:p>
      <text:p text:style-name="P42"><text:s text:c="8"/>$ap5-&gt;setPricingBasisText("/Pers. u. Nacht");</text:p>
      <text:p text:style-name="P42"><text:soft-page-break/><text:s text:c="8"/>$ap5-&gt;setPositionInList(1);</text:p>
      <text:p text:style-name="P42"><text:s text:c="8"/>$ap5-&gt;setHotel($this-&gt;getReference('testhotel'));</text:p>
      <text:p text:style-name="P42"><text:s text:c="8"/>$this-&gt;addReference('champagnebreakfast', $ap5);</text:p>
      <text:p text:style-name="P42"><text:s text:c="8"/>$ap5-&gt;setAdditionalProductcategory($this-&gt;getReference('Specials'));</text:p>
      <text:p text:style-name="P42"><text:s text:c="8"/>$manager-&gt;persist($ap5);</text:p>
      <text:p text:style-name="P42"><text:s text:c="8"/>$manager-&gt;flush();</text:p>
      <text:p text:style-name="P42"/>
      <text:p text:style-name="P42"><text:s text:c="8"/>$ap6 = new AdditionalProduct();</text:p>
      <text:p text:style-name="P42"><text:s text:c="8"/>$ap6-&gt;setIdentifier("rosesinrooms");</text:p>
      <text:p text:style-name="P42"><text:s text:c="8"/>$ap6-&gt;setListText("Rosen auf das Zimmer");</text:p>
      <text:p text:style-name="P42"><text:s text:c="8"/>$ap6-&gt;setPricingBasis("");</text:p>
      <text:p text:style-name="P42"><text:s text:c="8"/>$ap6-&gt;setPricingBasisText("");</text:p>
      <text:p text:style-name="P42"><text:s text:c="8"/>$ap6-&gt;setPositionInList(2);</text:p>
      <text:p text:style-name="P42"><text:s text:c="8"/>$ap6-&gt;setHotel($this-&gt;getReference('testhotel'));</text:p>
      <text:p text:style-name="P42"><text:s text:c="8"/>$this-&gt;addReference('rosesinrooms', $ap6);</text:p>
      <text:p text:style-name="P42"><text:s text:c="8"/>$ap6-&gt;setAdditionalProductcategory($this-&gt;getReference('Specials'));</text:p>
      <text:p text:style-name="P42"><text:s text:c="8"/>$manager-&gt;persist($ap6);</text:p>
      <text:p text:style-name="P42"><text:s text:c="8"/>$manager-&gt;flush();</text:p>
      <text:p text:style-name="P42"/>
      <text:p text:style-name="P42"><text:s text:c="8"/>$ap7 = new AdditionalProduct();</text:p>
      <text:p text:style-name="P42"><text:s text:c="8"/>$ap7-&gt;setIdentifier("raftingtour");</text:p>
      <text:p text:style-name="P42"><text:s text:c="8"/>$ap7-&gt;setListText("Rafting-Tour");</text:p>
      <text:p text:style-name="P42"><text:s text:c="8"/>$ap7-&gt;setPricingBasis("person");</text:p>
      <text:p text:style-name="P42"><text:s text:c="8"/>$ap7-&gt;setPricingBasisText("/Person");</text:p>
      <text:p text:style-name="P42"><text:s text:c="8"/>$ap7-&gt;setPositionInList(3);</text:p>
      <text:p text:style-name="P42"><text:s text:c="8"/>$ap7-&gt;setHotel($this-&gt;getReference('testhotel'));</text:p>
      <text:p text:style-name="P42"><text:s text:c="8"/>$this-&gt;addReference('raftingtour', $ap7);</text:p>
      <text:p text:style-name="P42"><text:s text:c="8"/>$ap7-&gt;setAdditionalProductcategory($this-&gt;getReference('Specials'));</text:p>
      <text:p text:style-name="P42"><text:s text:c="8"/>$manager-&gt;persist($ap7);</text:p>
      <text:p text:style-name="P42"><text:s text:c="8"/>$manager-&gt;flush();</text:p>
      <text:p text:style-name="P42"><text:s text:c="4"/>}</text:p>
      <text:p text:style-name="P42"/>
      <text:p text:style-name="P42"><text:s text:c="4"/>public function getOrder() {</text:p>
      <text:p text:style-name="P42"><text:s text:c="8"/>// the order in which fixtures will be loaded</text:p>
      <text:p text:style-name="P42"><text:s text:c="8"/>// the lower the number, the sooner that this fixture is loaded</text:p>
      <text:p text:style-name="P42"><text:s text:c="8"/>return 3;</text:p>
      <text:p text:style-name="P42"><text:s text:c="4"/>}</text:p>
      <text:p text:style-name="P42"/>
      <text:p text:style-name="P42">}</text:p>
      <text:p text:style-name="P41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4049e7" officeooo:paragraph-rsid="004049e7"/>
    </style:style>
    <style:style style:name="MT1" style:family="text">
      <style:text-properties officeooo:rsid="0077c698"/>
    </style:style>
    <style:style style:name="MT2" style:family="text">
      <style:text-properties officeooo:rsid="004049e7"/>
    </style:style>
    <style:style style:name="MT3" style:family="text">
      <style:text-properties officeooo:rsid="004049e7" fo:background-color="#ffffff" loext:char-shading-value="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5.5043in" svg:y="0in" svg:width="1.4165in" svg:height="0.1736in" draw:z-index="0"><draw:image xlink:href="Pictures/1000020100000190000000312BC27752F0A39B0C.png" xlink:type="simple" xlink:show="embed" xlink:actuate="onLoad"/></draw:frame><text:span text:style-name="MT1">Quelltexte</text:span><text:tab/><text:span text:style-name="MT2">Seite</text:span><text:span text:style-name="MT3"> </text:span><text:span text:style-name="MT3"><text:page-number text:select-page="current">11</text:page-number></text:span><text:tab/></text:p>
      </style:header>
      <style:footer>
        <text:p text:style-name="MP1">Jan Erik Helmle<text:tab/>mobile-ad-media GmbH<text:tab/>(c) 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5M34S</meta:editing-duration>
    <meta:editing-cycles>134</meta:editing-cycles>
    <meta:generator>LibreOffice/5.1.2.2$Windows_X86_64 LibreOffice_project/d3bf12ecb743fc0d20e0be0c58ca359301eb705f</meta:generator>
    <dc:date>2016-05-27T12:48:15.939000000</dc:date>
    <meta:document-statistic meta:table-count="0" meta:image-count="1" meta:object-count="0" meta:page-count="11" meta:paragraph-count="504" meta:word-count="1246" meta:character-count="17324" meta:non-whitespace-character-count="12262"/>
    <meta:user-defined meta:name="Info 1"/>
    <meta:user-defined meta:name="Info 2"/>
    <meta:user-defined meta:name="Info 3"/>
    <meta:user-defined meta:name="Info 4"/>
  </office:meta>
</office:document-meta>
</file>